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1b3732" style:font-weight-asian="bold" style:font-weight-complex="bold"/>
    </style:style>
    <style:style style:name="P2" style:family="paragraph" style:parent-style-name="Text_20_body">
      <style:text-properties fo:font-weight="bold" officeooo:paragraph-rsid="001b7dd8" style:font-weight-asian="bold" style:font-weight-complex="bold"/>
    </style:style>
    <style:style style:name="P3" style:family="paragraph" style:parent-style-name="Text_20_body">
      <style:text-properties officeooo:paragraph-rsid="001b3732"/>
    </style:style>
    <style:style style:name="P4" style:family="paragraph" style:parent-style-name="Text_20_body">
      <style:text-properties officeooo:paragraph-rsid="001b7dd8"/>
    </style:style>
    <style:style style:name="P5" style:family="paragraph" style:parent-style-name="Text_20_body">
      <style:text-properties fo:font-weight="normal" officeooo:rsid="001b7dd8" officeooo:paragraph-rsid="001b7dd8" style:font-weight-asian="normal" style:font-weight-complex="normal"/>
    </style:style>
    <style:style style:name="P6" style:family="paragraph" style:parent-style-name="Standard">
      <style:text-properties fo:font-style="normal" fo:font-weight="normal" officeooo:rsid="000aa63f" officeooo:paragraph-rsid="001b373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b3732" officeooo:paragraph-rsid="001b373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b7dd8" officeooo:paragraph-rsid="001b7dd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fce06" officeooo:paragraph-rsid="001fce0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3d529" officeooo:paragraph-rsid="0023d529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text-properties officeooo:paragraph-rsid="002f3974"/>
    </style:style>
    <style:style style:name="P12" style:family="paragraph" style:parent-style-name="Text_20_body" style:list-style-name="L1">
      <style:text-properties officeooo:rsid="001b3732" officeooo:paragraph-rsid="001b3732"/>
    </style:style>
    <style:style style:name="P13" style:family="paragraph" style:parent-style-name="Text_20_body" style:list-style-name="L1">
      <style:text-properties officeooo:rsid="001b3732" officeooo:paragraph-rsid="001b7dd8"/>
    </style:style>
    <style:style style:name="P14" style:family="paragraph" style:parent-style-name="Text_20_body" style:list-style-name="L1">
      <style:text-properties officeooo:rsid="001b3732" officeooo:paragraph-rsid="002a4f28"/>
    </style:style>
    <style:style style:name="P15" style:family="paragraph" style:parent-style-name="Text_20_body" style:list-style-name="L2">
      <style:text-properties officeooo:paragraph-rsid="001b3732"/>
    </style:style>
    <style:style style:name="P16" style:family="paragraph" style:parent-style-name="Text_20_body" style:list-style-name="L2">
      <style:text-properties officeooo:paragraph-rsid="001b7dd8"/>
    </style:style>
    <style:style style:name="P17" style:family="paragraph" style:parent-style-name="Text_20_body" style:list-style-name="L1">
      <style:text-properties officeooo:rsid="001b7dd8" officeooo:paragraph-rsid="001b7dd8"/>
    </style:style>
    <style:style style:name="P18" style:family="paragraph" style:parent-style-name="Text_20_body" style:list-style-name="L1">
      <style:text-properties officeooo:rsid="001b7dd8" officeooo:paragraph-rsid="002a4f28"/>
    </style:style>
    <style:style style:name="P19" style:family="paragraph" style:parent-style-name="Text_20_body" style:list-style-name="L1">
      <style:text-properties officeooo:rsid="0024ae16" officeooo:paragraph-rsid="002a4f28"/>
    </style:style>
    <style:style style:name="P20" style:family="paragraph" style:parent-style-name="Text_20_body" style:list-style-name="L1">
      <style:text-properties officeooo:rsid="001e3db0" officeooo:paragraph-rsid="001e3db0"/>
    </style:style>
    <style:style style:name="P21" style:family="paragraph" style:parent-style-name="Text_20_body" style:list-style-name="L1">
      <style:text-properties officeooo:rsid="001e3db0" officeooo:paragraph-rsid="002a4f28"/>
    </style:style>
    <style:style style:name="P22" style:family="paragraph" style:parent-style-name="Text_20_body" style:list-style-name="L1">
      <style:text-properties officeooo:rsid="001e3db0" officeooo:paragraph-rsid="002bcf9d"/>
    </style:style>
    <style:style style:name="P23" style:family="paragraph" style:parent-style-name="Text_20_body" style:list-style-name="L5">
      <style:text-properties officeooo:rsid="001e3db0" officeooo:paragraph-rsid="001fce06"/>
    </style:style>
    <style:style style:name="P24" style:family="paragraph" style:parent-style-name="Text_20_body" style:list-style-name="L3">
      <style:text-properties fo:font-weight="bold" officeooo:paragraph-rsid="001b7dd8" style:font-weight-asian="bold" style:font-weight-complex="bold"/>
    </style:style>
    <style:style style:name="P25" style:family="paragraph" style:parent-style-name="Text_20_body">
      <style:text-properties fo:font-weight="bold" officeooo:paragraph-rsid="001b3732" style:font-weight-asian="bold" style:font-weight-complex="bold"/>
    </style:style>
    <style:style style:name="P26" style:family="paragraph" style:parent-style-name="Text_20_body" style:list-style-name="L4">
      <style:text-properties officeooo:paragraph-rsid="001b3732"/>
    </style:style>
    <style:style style:name="P27" style:family="paragraph" style:parent-style-name="Text_20_body" style:list-style-name="L1">
      <style:text-properties officeooo:rsid="001fce06" officeooo:paragraph-rsid="001fce06"/>
    </style:style>
    <style:style style:name="P28" style:family="paragraph" style:parent-style-name="Text_20_body" style:list-style-name="L1">
      <style:text-properties officeooo:rsid="001fce06" officeooo:paragraph-rsid="0030d0dc"/>
    </style:style>
    <style:style style:name="P29" style:family="paragraph" style:parent-style-name="Text_20_body" style:list-style-name="L1">
      <style:text-properties officeooo:rsid="001fce06" officeooo:paragraph-rsid="0030fc3a"/>
    </style:style>
    <style:style style:name="P30" style:family="paragraph" style:parent-style-name="Text_20_body" style:list-style-name="L1">
      <style:text-properties officeooo:rsid="001fce06" officeooo:paragraph-rsid="0032ed89"/>
    </style:style>
    <style:style style:name="P31" style:family="paragraph" style:parent-style-name="Text_20_body" style:list-style-name="L6">
      <style:text-properties officeooo:paragraph-rsid="001fce06"/>
    </style:style>
    <style:style style:name="P32" style:family="paragraph" style:parent-style-name="Text_20_body" style:list-style-name="L7">
      <style:text-properties officeooo:paragraph-rsid="001b3732"/>
    </style:style>
    <style:style style:name="P33" style:family="paragraph" style:parent-style-name="Text_20_body" style:list-style-name="L8">
      <style:text-properties officeooo:paragraph-rsid="001b3732"/>
    </style:style>
    <style:style style:name="P34" style:family="paragraph" style:parent-style-name="Text_20_body" style:list-style-name="L1">
      <style:text-properties officeooo:rsid="0023d529" officeooo:paragraph-rsid="0023d529"/>
    </style:style>
    <style:style style:name="P35" style:family="paragraph" style:parent-style-name="Text_20_body" style:list-style-name="L1">
      <style:text-properties officeooo:rsid="0023d529" officeooo:paragraph-rsid="00343c2a"/>
    </style:style>
    <style:style style:name="P36" style:family="paragraph" style:parent-style-name="Text_20_body" style:list-style-name="L9">
      <style:text-properties officeooo:paragraph-rsid="001b3732"/>
    </style:style>
    <style:style style:name="P37" style:family="paragraph" style:parent-style-name="Text_20_body" style:list-style-name="L1">
      <style:text-properties officeooo:rsid="0008c93e" officeooo:paragraph-rsid="001b3732"/>
    </style:style>
    <style:style style:name="P38" style:family="paragraph" style:parent-style-name="Text_20_body" style:list-style-name="L10">
      <style:text-properties officeooo:paragraph-rsid="001b3732"/>
    </style:style>
    <style:style style:name="P39" style:family="paragraph" style:parent-style-name="Text_20_body" style:list-style-name="L11">
      <style:text-properties officeooo:paragraph-rsid="001b3732"/>
    </style:style>
    <style:style style:name="P40" style:family="paragraph" style:parent-style-name="Text_20_body" style:list-style-name="L12">
      <style:text-properties officeooo:paragraph-rsid="001b3732"/>
    </style:style>
    <style:style style:name="P41" style:family="paragraph" style:parent-style-name="Text_20_body" style:list-style-name="L13">
      <style:text-properties officeooo:paragraph-rsid="001b3732"/>
    </style:style>
    <style:style style:name="P42" style:family="paragraph" style:parent-style-name="Text_20_body" style:list-style-name="L14">
      <style:text-properties officeooo:paragraph-rsid="001b3732"/>
    </style:style>
    <style:style style:name="P43" style:family="paragraph" style:parent-style-name="Text_20_body" style:list-style-name="L15">
      <style:text-properties officeooo:paragraph-rsid="001b3732"/>
    </style:style>
    <style:style style:name="P44" style:family="paragraph" style:parent-style-name="Text_20_body" style:list-style-name="L16">
      <style:text-properties officeooo:paragraph-rsid="001b3732"/>
    </style:style>
    <style:style style:name="P45" style:family="paragraph" style:parent-style-name="Text_20_body">
      <style:text-properties officeooo:paragraph-rsid="001b7dd8"/>
    </style:style>
    <style:style style:name="P46" style:family="paragraph" style:parent-style-name="Text_20_body">
      <style:text-properties officeooo:rsid="002bcf9d" officeooo:paragraph-rsid="002bcf9d"/>
    </style:style>
    <style:style style:name="P47" style:family="paragraph" style:parent-style-name="Text_20_body" style:list-style-name="L1">
      <style:text-properties officeooo:rsid="002bcf9d" officeooo:paragraph-rsid="002bcf9d"/>
    </style:style>
    <style:style style:name="P48" style:family="paragraph" style:parent-style-name="Text_20_body" style:list-style-name="L17">
      <style:text-properties officeooo:paragraph-rsid="002d6c76"/>
    </style:style>
    <style:style style:name="P49" style:family="paragraph" style:parent-style-name="Standard">
      <style:text-properties fo:font-style="normal" fo:font-weight="normal" officeooo:rsid="001c3d0d" officeooo:paragraph-rsid="001c3d0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2d6c76" officeooo:paragraph-rsid="002d6c76" style:font-style-asian="normal" style:font-weight-asian="normal" style:font-style-complex="normal" style:font-weight-complex="normal"/>
    </style:style>
    <style:style style:name="P51" style:family="paragraph" style:parent-style-name="Heading_20_2">
      <style:text-properties officeooo:rsid="001b3732" officeooo:paragraph-rsid="001b3732"/>
    </style:style>
    <style:style style:name="P52" style:family="paragraph" style:parent-style-name="Heading_20_2">
      <style:text-properties officeooo:rsid="000aa63f" officeooo:paragraph-rsid="001b3732"/>
    </style:style>
    <style:style style:name="P53" style:family="paragraph" style:parent-style-name="Heading_20_2">
      <style:text-properties officeooo:rsid="001b7dd8" officeooo:paragraph-rsid="001b7dd8"/>
    </style:style>
    <style:style style:name="P54" style:family="paragraph" style:parent-style-name="Heading_20_2">
      <style:text-properties officeooo:rsid="001fce06" officeooo:paragraph-rsid="001fce06"/>
    </style:style>
    <style:style style:name="P55" style:family="paragraph" style:parent-style-name="Heading_20_2">
      <style:text-properties officeooo:rsid="0023d529" officeooo:paragraph-rsid="0023d529"/>
    </style:style>
    <style:style style:name="P56" style:family="paragraph" style:parent-style-name="Heading_20_1">
      <style:text-properties fo:font-weight="bold" officeooo:rsid="001b7dd8" officeooo:paragraph-rsid="001b7dd8" style:font-weight-asian="bold" style:font-weight-complex="bold"/>
    </style:style>
    <style:style style:name="T1" style:family="text">
      <style:text-properties officeooo:rsid="0008c9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93e" style:font-weight-asian="bold" style:font-weight-complex="bold"/>
    </style:style>
    <style:style style:name="T4" style:family="text">
      <style:text-properties fo:font-weight="bold" officeooo:rsid="0026882a" style:font-weight-asian="bold" style:font-weight-complex="bold"/>
    </style:style>
    <style:style style:name="T5" style:family="text">
      <style:text-properties fo:font-weight="bold" officeooo:rsid="002802e7" style:font-weight-asian="bold" style:font-weight-complex="bold"/>
    </style:style>
    <style:style style:name="T6" style:family="text">
      <style:text-properties fo:font-weight="bold" officeooo:rsid="0029ba15" style:font-weight-asian="bold" style:font-weight-complex="bold"/>
    </style:style>
    <style:style style:name="T7" style:family="text">
      <style:text-properties fo:font-weight="bold" officeooo:rsid="002bcf9d" style:font-weight-asian="bold" style:font-weight-complex="bold"/>
    </style:style>
    <style:style style:name="T8" style:family="text">
      <style:text-properties fo:font-weight="bold" officeooo:rsid="002d6c76" style:font-weight-asian="bold" style:font-weight-complex="bold"/>
    </style:style>
    <style:style style:name="T9" style:family="text">
      <style:text-properties fo:font-weight="bold" officeooo:rsid="002e797c" style:font-weight-asian="bold" style:font-weight-complex="bold"/>
    </style:style>
    <style:style style:name="T10" style:family="text">
      <style:text-properties fo:font-weight="bold" officeooo:rsid="002ebb86" style:font-weight-asian="bold" style:font-weight-complex="bold"/>
    </style:style>
    <style:style style:name="T11" style:family="text">
      <style:text-properties fo:font-weight="bold" officeooo:rsid="00343c2a" style:font-weight-asian="bold" style:font-weight-complex="bold"/>
    </style:style>
    <style:style style:name="T12" style:family="text">
      <style:text-properties officeooo:rsid="001b3732"/>
    </style:style>
    <style:style style:name="T13" style:family="text">
      <style:text-properties officeooo:rsid="001b7dd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b3732" style:font-weight-asian="normal" style:font-weight-complex="normal"/>
    </style:style>
    <style:style style:name="T16" style:family="text">
      <style:text-properties fo:font-weight="normal" officeooo:rsid="001fce06" style:font-weight-asian="normal" style:font-weight-complex="normal"/>
    </style:style>
    <style:style style:name="T17" style:family="text">
      <style:text-properties fo:font-weight="normal" officeooo:rsid="0008c93e" style:font-weight-asian="normal" style:font-weight-complex="normal"/>
    </style:style>
    <style:style style:name="T18" style:family="text">
      <style:text-properties fo:font-weight="normal" officeooo:rsid="0029ba15" style:font-weight-asian="normal" style:font-weight-complex="normal"/>
    </style:style>
    <style:style style:name="T19" style:family="text">
      <style:text-properties officeooo:rsid="001c75cf"/>
    </style:style>
    <style:style style:name="T20" style:family="text">
      <style:text-properties officeooo:rsid="001e3db0"/>
    </style:style>
    <style:style style:name="T21" style:family="text">
      <style:text-properties officeooo:rsid="001fce06"/>
    </style:style>
    <style:style style:name="T22" style:family="text">
      <style:text-properties officeooo:rsid="00215a35"/>
    </style:style>
    <style:style style:name="T23" style:family="text">
      <style:text-properties officeooo:rsid="00231a16"/>
    </style:style>
    <style:style style:name="T24" style:family="text">
      <style:text-properties officeooo:rsid="0023d529"/>
    </style:style>
    <style:style style:name="T25" style:family="text">
      <style:text-properties officeooo:rsid="002d6c76"/>
    </style:style>
    <style:style style:name="T26" style:family="text">
      <style:text-properties fo:font-style="normal" fo:font-weight="normal" officeooo:rsid="001b7dd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d6c7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2e797c" style:font-style-asian="normal" style:font-weight-asian="bold" style:font-style-complex="normal" style:font-weight-complex="bold"/>
    </style:style>
    <style:style style:name="T29" style:family="text">
      <style:text-properties officeooo:rsid="002f3974"/>
    </style:style>
    <style:style style:name="T30" style:family="text">
      <style:text-properties officeooo:rsid="0030d0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ses</text:h>
      <text:h text:style-name="P51" text:outline-level="2">Test the I2C user interface</text:h>
      <text:p text:style-name="P7">This test checks all the ways a user can connect the I2C interface.</text:p>
      <text:p text:style-name="P3"/>
      <text:p text:style-name="P3">Procedure:</text:p>
      <text:list xml:id="list8427606934247928023" text:style-name="L1">
        <text:list-item text:start-value="1">
          <text:p text:style-name="P12">Test the following configurations:</text:p>
          <text:list>
            <text:list-item>
              <text:p text:style-name="P12">SCMD master at any lowest address, 100 kHz redboard <text:span text:style-name="T4">Pass</text:span></text:p>
            </text:list-item>
            <text:list-item>
              <text:p text:style-name="P12">Two SCMD masters, one at highest address, 100 KHz redboard <text:span text:style-name="T4">Pass</text:span></text:p>
            </text:list-item>
            <text:list-item>
              <text:p text:style-name="P12">400 KHz on teensy <text:span text:style-name="T23">(Low priority) </text:span><text:span text:style-name="T4">Skipped</text:span></text:p>
            </text:list-item>
          </text:list>
        </text:list-item>
        <text:list-item>
          <text:p text:style-name="P12">For each configuration, run the diag example and look for errors. <text:span text:style-name="T4">Pass</text:span></text:p>
        </text:list-item>
      </text:list>
      <text:p text:style-name="P3"/>
      <text:p text:style-name="P3">Criteria:</text:p>
      <text:list xml:id="list1286268940712774556" text:style-name="L2">
        <text:list-item>
          <text:p text:style-name="P15"><text:span text:style-name="T12">Did the EUTs behave normally?</text:span>? <text:s/><text:span text:style-name="T2">YES</text:span></text:p>
        </text:list-item>
      </text:list>
      <text:p text:style-name="P1"/>
      <text:h text:style-name="P52" text:outline-level="2">Test <text:span text:style-name="T12">the SPI user interface</text:span></text:h>
      <text:p text:style-name="P7">This test checks all the ways a user can connect the SPI interface.</text:p>
      <text:p text:style-name="P3"/>
      <text:p text:style-name="P3">Procedure:</text:p>
      <text:list xml:id="list12256073691320" text:continue-list="list8427606934247928023" text:style-name="L1">
        <text:list-item text:start-value="1">
          <text:p text:style-name="P12">Test the following configurations:</text:p>
          <text:list>
            <text:list-item>
              <text:p text:style-name="P12">SCMD master at 1 MHz <text:span text:style-name="T5">Tested at 500kHz </text:span><text:span text:style-name="T6">and 1 MHz, Pass</text:span></text:p>
            </text:list-item>
            <text:list-item>
              <text:p text:style-name="P12">Two SCMD masters with different CS pins. <text:span text:style-name="T6">Pass</text:span></text:p>
            </text:list-item>
          </text:list>
        </text:list-item>
        <text:list-item>
          <text:p text:style-name="P12">For each configuration, run the diag example and look for errors. <text:span text:style-name="T6">Pass</text:span></text:p>
        </text:list-item>
      </text:list>
      <text:p text:style-name="P3"/>
      <text:p text:style-name="P4">Criteria:</text:p>
      <text:list xml:id="list12255704295019" text:continue-list="list1286268940712774556" text:style-name="L2">
        <text:list-item>
          <text:p text:style-name="P16"><text:span text:style-name="T12">Did the EUTs behave normally</text:span>? <text:s/><text:span text:style-name="T2">YES</text:span></text:p>
        </text:list-item>
      </text:list>
      <text:p text:style-name="P2"/>
      <text:h text:style-name="P52" text:outline-level="2">Test <text:span text:style-name="T13">the UART user interface</text:span></text:h>
      <text:p text:style-name="P4">Procedure:</text:p>
      <text:list xml:id="list12254549952529" text:continue-list="list12256073691320" text:style-name="L1">
        <text:list-item text:start-value="1">
          <text:p text:style-name="P13">Test the following configurations:</text:p>
          <text:list>
            <text:list-item>
              <text:p text:style-name="P14">SCMD <text:span text:style-name="T13">at default baud </text:span><text:s/><text:span text:style-name="T6">Pass</text:span></text:p>
            </text:list-item>
            <text:list-item>
              <text:p text:style-name="P18">SCMD at 57600 baud by jumper<text:span text:style-name="T12"> </text:span><text:span text:style-name="T6">Pass</text:span></text:p>
            </text:list-item>
            <text:list-item>
              <text:p text:style-name="P18">SCMD at 115200 baud by jumper<text:span text:style-name="T12"> </text:span><text:span text:style-name="T6">Pass</text:span></text:p>
            </text:list-item>
            <text:list-item>
              <text:p text:style-name="P19"><text:soft-page-break/>Other configurations by using the commands U0-U7.<text:span text:style-name="T12"> </text:span><text:span text:style-name="T6">Pass</text:span></text:p>
            </text:list-item>
          </text:list>
        </text:list-item>
        <text:list-item>
          <text:p text:style-name="P21">Test that the number are accepted as 1 or two digit for most, and 3 for drive percent<text:span text:style-name="T12"> </text:span><text:span text:style-name="T6">Pass</text:span></text:p>
        </text:list-item>
        <text:list-item>
          <text:p text:style-name="P47"><text:span text:style-name="T18">T</text:span><text:span text:style-name="T14">est that enable is passed to slaves</text:span><text:span text:style-name="T2"> Pass</text:span></text:p>
        </text:list-item>
        <text:list-item>
          <text:p text:style-name="P22">Test that E, B, and MxxS commands result in the proper bit flipped within INV_X_X, BRIDGE_SLV_X registers<text:span text:style-name="T7"> Pass</text:span></text:p>
        </text:list-item>
      </text:list>
      <text:p text:style-name="P46">#define SCMD_INV_2_9 <text:s text:c="14"/>0x50</text:p>
      <text:p text:style-name="P46">#define SCMD_INV_10_17 <text:s text:c="12"/>0x51</text:p>
      <text:p text:style-name="P46">#define SCMD_INV_18_25 <text:s text:c="12"/>0x52</text:p>
      <text:p text:style-name="P46">#define SCMD_INV_26_33 <text:s text:c="12"/>0x53</text:p>
      <text:p text:style-name="P46">#define SCMD_BRIDGE_SLV_L <text:s text:c="9"/>0x54</text:p>
      <text:p text:style-name="P46">#define SCMD_BRIDGE_SLV_H <text:s text:c="9"/>0x55</text:p>
      <text:p text:style-name="P4">Criteria:</text:p>
      <text:list xml:id="list2627358414509806856" text:style-name="L3">
        <text:list-item>
          <text:p text:style-name="P24"><text:span text:style-name="T15">Did the EUTs behave normally?</text:span><text:span text:style-name="T14">? <text:s/></text:span>YES</text:p>
        </text:list-item>
      </text:list>
      <text:h text:style-name="P56" text:outline-level="1">FW elements</text:h>
      <text:p text:style-name="P5"><text:span text:style-name="T13">F</text:span>or these tests, connect 16 slaves and perform the following actions using the registerRWtool</text:p>
      <text:h text:style-name="P53" text:outline-level="2">Test motor driving registers</text:h>
      <text:p text:style-name="P8">Make sure motor information is passed to the correct locations</text:p>
      <text:p text:style-name="P3"/>
      <text:p text:style-name="P3">Procedure:</text:p>
      <text:list xml:id="list12254809568269" text:continue-list="list12254549952529" text:style-name="L1">
        <text:list-item text:start-value="1">
          <text:p text:style-name="P17">Test that the following motors drive <text:span text:style-name="T20">when master locations are written: </text:span><text:span text:style-name="T8">Pass</text:span></text:p>
          <text:list>
            <text:list-item>
              <text:p text:style-name="P17">motor <text:span text:style-name="T25">0,</text:span>1, 2, <text:span text:style-name="T25">3</text:span>, <text:span text:style-name="T25">4</text:span>, <text:span text:style-name="T25">5</text:span>, <text:span text:style-name="T25">17, 18, </text:span>and 33</text:p>
            </text:list-item>
          </text:list>
        </text:list-item>
      </text:list>
      <text:p text:style-name="P3"/>
      <text:p text:style-name="P3">Criteria:</text:p>
      <text:list xml:id="list568537847493690265" text:style-name="L4">
        <text:list-item>
          <text:p text:style-name="P26"><text:span text:style-name="T13">Do commands cause correct change on all motors</text:span>? <text:s/><text:span text:style-name="T2">YES</text:span></text:p>
        </text:list-item>
      </text:list>
      <text:p text:style-name="P1"/>
      <text:h text:style-name="P52" text:outline-level="2">Test <text:span text:style-name="T13">slave configuration</text:span></text:h>
      <text:p text:style-name="P49">Test that writing to slave and global registers passes the information on to the slaves correctly. <text:s/><text:span text:style-name="T19">For these tests remote access is required by remote window or arduino function.</text:span></text:p>
      <text:list xml:id="list3879920276347100545" text:style-name="L17">
        <text:list-item>
          <text:p text:style-name="P48"><text:span text:style-name="T26">Motor 2, </text:span><text:span text:style-name="T27">9</text:span><text:span text:style-name="T26">, </text:span><text:span text:style-name="T27">10</text:span><text:span text:style-name="T26">, </text:span><text:span text:style-name="T27">17</text:span><text:span text:style-name="T26">, </text:span><text:span text:style-name="T27">18</text:span><text:span text:style-name="T26">, </text:span><text:span text:style-name="T27">25, 26</text:span><text:span text:style-name="T26"> and 33 </text:span><text:span text:style-name="T28">Pass</text:span></text:p>
        </text:list-item>
        <text:list-item>
          <text:p text:style-name="P48"><text:span text:style-name="T27">Bridge</text:span><text:span text:style-name="T26"> </text:span><text:span text:style-name="T27">0</text:span><text:span text:style-name="T26">, </text:span><text:span text:style-name="T27">1</text:span><text:span text:style-name="T26">, </text:span><text:span text:style-name="T27">8</text:span><text:span text:style-name="T26">, </text:span><text:span text:style-name="T27">9</text:span><text:span text:style-name="T26">, and </text:span><text:span text:style-name="T27">16 </text:span><text:span text:style-name="T28">Pass</text:span></text:p>
        </text:list-item>
      </text:list>
      <text:p text:style-name="P50"><text:span text:style-name="T13">#define SCMD_MOTOR_A_INVERT <text:s text:c="7"/>0x12</text:span></text:p>
      <text:p text:style-name="P50">#define SCMD_MOTOR_B_INVERT <text:s text:c="7"/>0x13</text:p>
      <text:p text:style-name="P50">#define SCMD_BRIDGE <text:s text:c="15"/>0x14</text:p>
      <text:p text:style-name="P50"/>
      <text:p text:style-name="P3">Procedure:</text:p>
      <text:list xml:id="list12255366559184" text:continue-list="list12254809568269" text:style-name="L1">
        <text:list-item text:start-value="1">
          <text:p text:style-name="P20"><text:soft-page-break/>Write a pattern to INV regs and read remote local inversion regs. <text:span text:style-name="T9">Pass</text:span></text:p>
        </text:list-item>
        <text:list-item>
          <text:p text:style-name="P20">Write a pattern to BRIDGE regs and read remote local bridging regs <text:span text:style-name="T9">Pass</text:span></text:p>
        </text:list-item>
        <text:list-item>
          <text:p text:style-name="P20">Check that the following are passed directly (global config) to the associated local <text:span text:style-name="T21">slave</text:span> registers.</text:p>
          <text:list>
            <text:list-item>
              <text:p text:style-name="P20">DRIVER_ENABLE <text:span text:style-name="T10">Pass</text:span></text:p>
            </text:list-item>
            <text:list-item>
              <text:p text:style-name="P20">MASTER_LOCK <text:span text:style-name="T10">Pass</text:span></text:p>
            </text:list-item>
            <text:list-item>
              <text:p text:style-name="P20">USER_LOCK<text:span text:style-name="T2"> </text:span><text:span text:style-name="T10">Pass</text:span></text:p>
            </text:list-item>
            <text:list-item>
              <text:p text:style-name="P20">FSAFE_TIME <text:span text:style-name="T10">Pass</text:span></text:p>
            </text:list-item>
          </text:list>
        </text:list-item>
      </text:list>
      <text:p text:style-name="P3"/>
      <text:p text:style-name="P3">Criteria:</text:p>
      <text:list xml:id="list1430764309830406492" text:style-name="L5">
        <text:list-item>
          <text:p text:style-name="P23"><text:span text:style-name="T16">Are all values passed correctly?</text:span><text:span text:style-name="T17"> <text:s/></text:span><text:span text:style-name="T3">YES</text:span></text:p>
        </text:list-item>
      </text:list>
      <text:p text:style-name="P1"/>
      <text:h text:style-name="P54" text:outline-level="2">Test enumeration</text:h>
      <text:p text:style-name="P9">Check that enumeration occurs correctly. <text:s/>For many of these, reading 0x0B for top address may be useful.</text:p>
      <text:p text:style-name="P3"/>
      <text:p text:style-name="P3">Procedure:</text:p>
      <text:list xml:id="list12255830411114" text:continue-list="list12255366559184" text:style-name="L1">
        <text:list-item text:start-value="1">
          <text:p text:style-name="P11">Check that enumeration occurs successfully for <text:span text:style-name="T29">0, </text:span>1, 2, and 16 slaves.<text:span text:style-name="T20"> </text:span><text:span text:style-name="T10">Pass</text:span></text:p>
        </text:list-item>
        <text:list-item>
          <text:p text:style-name="P11">Issue a reboot by CONTROL_1 for <text:span text:style-name="T21">16 </text:span><text:span text:style-name="T10">Pass</text:span></text:p>
        </text:list-item>
        <text:list-item>
          <text:p text:style-name="P27">Configure some global settings</text:p>
        </text:list-item>
        <text:list-item>
          <text:p text:style-name="P27">Issue a re-enumeration by CONTROL_1 for 16 slaves</text:p>
        </text:list-item>
        <text:list-item>
          <text:p text:style-name="P28">Check that global settings were correctly passed to slaves <text:span text:style-name="T10">Pass</text:span></text:p>
        </text:list-item>
        <text:list-item>
          <text:p text:style-name="P28">Configure master config in pin with MST_E_IN_FN and test function by shorting config_in to ground <text:span text:style-name="T10">Pass</text:span></text:p>
        </text:list-item>
      </text:list>
      <text:p text:style-name="Text_20_body"/>
      <text:p text:style-name="P3">Criteria:</text:p>
      <text:list xml:id="list7539309487699448937" text:style-name="L6">
        <text:list-item>
          <text:p text:style-name="P31"><text:span text:style-name="T21">Does the top address match for various slaves?</text:span> <text:s/><text:span text:style-name="T2">YES</text:span><text:span text:style-name="T3">?</text:span></text:p>
        </text:list-item>
        <text:list-item>
          <text:p text:style-name="P31"><text:span text:style-name="T21">Do both reboots result in a proper enumeration?</text:span> <text:s/><text:span text:style-name="T2">YES</text:span><text:span text:style-name="T3">?</text:span></text:p>
        </text:list-item>
        <text:list-item>
          <text:p text:style-name="P31"><text:span text:style-name="T21">Do both reenumerations result in the correct configuration?</text:span> <text:s/><text:span text:style-name="T2">YES</text:span><text:span text:style-name="T3">?</text:span></text:p>
        </text:list-item>
      </text:list>
      <text:h text:style-name="P54" text:outline-level="2">Test the expansion bus speed setting</text:h>
      <text:p text:style-name="P9">Check that the expansion bus can be configured by inspecting with a scope.</text:p>
      <text:p text:style-name="P3"/>
      <text:p text:style-name="P3">Procedure:</text:p>
      <text:list xml:id="list12254412505957" text:continue-list="list12255830411114" text:style-name="L1">
        <text:list-item text:start-value="1">
          <text:p text:style-name="P27">Measure the bit rate of the defualt 100KHz setting</text:p>
        </text:list-item>
        <text:list-item>
          <text:p text:style-name="P27">Configure and test the 50KHz and 400 KHz settings using E_BUS_SPEED</text:p>
        </text:list-item>
        <text:list-item>
          <text:p text:style-name="P29"><text:soft-page-break/>Measure the slave motor data packets dead time, and set UPDATE_RATE to change<text:span text:style-name="T20"> </text:span><text:span text:style-name="T10">Pass</text:span></text:p>
        </text:list-item>
        <text:list-item>
          <text:p text:style-name="P29">With UPDATE_RATE set to 0, does a packet occur after writing FORCE_UPDATE to 1?<text:span text:style-name="T20"> </text:span><text:span text:style-name="T10">Pass</text:span></text:p>
        </text:list-item>
      </text:list>
      <text:p text:style-name="P3"/>
      <text:p text:style-name="P3">Criteria:</text:p>
      <text:list xml:id="list4818949290001383764" text:style-name="L7">
        <text:list-item>
          <text:p text:style-name="P32"><text:span text:style-name="T21">Are bus configuration parameters effecting operation properly</text:span>? <text:s/><text:span text:style-name="T2">YES</text:span></text:p>
        </text:list-item>
      </text:list>
      <text:p text:style-name="P1"/>
      <text:h text:style-name="P54" text:outline-level="2">Check lock protections</text:h>
      <text:p text:style-name="P9">Make sure the master and user locks operate</text:p>
      <text:p text:style-name="P3"/>
      <text:p text:style-name="P3">Procedure:</text:p>
      <text:list xml:id="list12254410370622" text:continue-list="list12254412505957" text:style-name="L1">
        <text:list-item text:start-value="1">
          <text:p text:style-name="P29">Write each "R" register with master key removed, then use REG_OOR_CNT to verify if they were protected<text:span text:style-name="T20"> </text:span><text:span text:style-name="T10">Pass</text:span></text:p>
        </text:list-item>
        <text:list-item>
          <text:p text:style-name="P29">Write each "user lock"able register with the user key removed, then use REG_OOR_CNT to verify they did not accept the data.<text:span text:style-name="T20"> </text:span><text:span text:style-name="T10">Pass</text:span></text:p>
        </text:list-item>
        <text:list-item>
          <text:p text:style-name="P30">Write each "user lock"able register with the user key inserted, REG_OOR_CNT should read 0.<text:span text:style-name="T20"> </text:span><text:span text:style-name="T10">Pass</text:span></text:p>
        </text:list-item>
        <text:list-item>
          <text:p text:style-name="P30">Write a new FID in with both keys inserted, and read back to verify.<text:span text:style-name="T20"> </text:span><text:span text:style-name="T10">Pass</text:span></text:p>
        </text:list-item>
      </text:list>
      <text:p text:style-name="P3"/>
      <text:p text:style-name="P3">Criteria:</text:p>
      <text:list xml:id="list2714474863227792147" text:style-name="L8">
        <text:list-item>
          <text:p text:style-name="P33"><text:span text:style-name="T22">Were the locks capible of preventing or allowing the correct operations</text:span>? <text:s/><text:span text:style-name="T2">YES</text:span></text:p>
        </text:list-item>
      </text:list>
      <text:p text:style-name="P1"/>
      <text:h text:style-name="P55" text:outline-level="2">Test the failsafe mode</text:h>
      <text:p text:style-name="P10">This checks that all modes of failsafe operate</text:p>
      <text:p text:style-name="P3"/>
      <text:p text:style-name="P3">Procedure:</text:p>
      <text:list xml:id="list12255360167671" text:continue-list="list12254410370622" text:style-name="L1">
        <text:list-item text:start-value="1">
          <text:p text:style-name="P34">Probe config out and exp. data</text:p>
        </text:list-item>
        <text:list-item>
          <text:p text:style-name="P35">Set the FSAFE_TIME(0x76) to 0xC8 for 2 second failsafe time<text:span text:style-name="T20"> </text:span><text:span text:style-name="T10">Pass</text:span></text:p>
        </text:list-item>
        <text:list-item>
          <text:p text:style-name="P34">Set FSAFE_CTRL:</text:p>
          <text:list>
            <text:list-item>
              <text:p text:style-name="P35">Use b1 for drive off/last behavior<text:span text:style-name="T20"> </text:span><text:span text:style-name="T10">Pass</text:span></text:p>
            </text:list-item>
            <text:list-item>
              <text:p text:style-name="P35">Set 0x02 for reboot<text:span text:style-name="T20"> </text:span><text:span text:style-name="T10">Pass</text:span></text:p>
            </text:list-item>
            <text:list-item>
              <text:p text:style-name="P35">Set 0x04 for re-enumerate.<text:span text:style-name="T20"> </text:span><text:span text:style-name="T10">Pass</text:span></text:p>
            </text:list-item>
            <text:list-item>
              <text:p text:style-name="P35">Set 0x08 for user port re-init.<text:span text:style-name="T20"> </text:span><text:span text:style-name="T10">Pass – </text:span><text:span text:style-name="T11">works but doesn't recover data</text:span></text:p>
            </text:list-item>
            <text:list-item>
              <text:p text:style-name="P35">Set 0x10 for expansion port re-init<text:span text:style-name="T20"> </text:span><text:span text:style-name="T10">Pass</text:span></text:p>
            </text:list-item>
          </text:list>
        </text:list-item>
        <text:list-item>
          <text:p text:style-name="P35">Check the slave contents of FSAFE_TIME to determine if configuration was properly transfered during re-enumerate.<text:span text:style-name="T20"> </text:span><text:span text:style-name="T11">No</text:span></text:p>
        </text:list-item>
      </text:list>
      <text:p text:style-name="P3"><text:soft-page-break/></text:p>
      <text:p text:style-name="P3">Criteria:</text:p>
      <text:list xml:id="list498924957473977413" text:style-name="L9">
        <text:list-item>
          <text:p text:style-name="P36"><text:span text:style-name="T24">Did the EUT recover as expected?</text:span> <text:s/><text:span text:style-name="T3">NO</text:span></text:p>
        </text:list-item>
      </text:list>
      <text:p text:style-name="P1"/>
      <text:h text:style-name="P52" text:outline-level="2">Test an item in the Test Plan</text:h>
      <text:p text:style-name="P6">Describe the intent of the i<text:span text:style-name="T30">tem</text:span> to be tested</text:p>
      <text:p text:style-name="P3"/>
      <text:p text:style-name="P3">Procedure:</text:p>
      <text:list xml:id="list12255819112416" text:continue-list="list12255360167671" text:style-name="L1">
        <text:list-item text:start-value="1">
          <text:p text:style-name="P37">First step to testing</text:p>
        </text:list-item>
        <text:list-item>
          <text:p text:style-name="P37">Second step to testing</text:p>
        </text:list-item>
      </text:list>
      <text:p text:style-name="P3"/>
      <text:p text:style-name="P3">Criteria:</text:p>
      <text:list xml:id="list8906644124781114308" text:style-name="L10">
        <text:list-item>
          <text:p text:style-name="P38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4M32S</meta:editing-duration>
    <meta:editing-cycles>5</meta:editing-cycles>
    <meta:generator>LibreOffice/5.0.5.2$Windows_x86 LibreOffice_project/55b006a02d247b5f7215fc6ea0fde844b30035b3</meta:generator>
    <dc:date>2016-11-06T01:22:53.905000000</dc:date>
    <dc:creator>Marshall Taylor</dc:creator>
    <meta:document-statistic meta:table-count="0" meta:image-count="0" meta:object-count="0" meta:page-count="5" meta:paragraph-count="116" meta:word-count="891" meta:character-count="5215" meta:non-whitespace-character-count="4392"/>
    <meta:user-defined meta:name="Info 1"/>
    <meta:user-defined meta:name="Info 2"/>
    <meta:user-defined meta:name="Info 3"/>
    <meta:user-defined meta:name="Info 4"/>
  </office:meta>
</office:document-meta>
</file>